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1.088cm"/>
    </style:style>
    <style:style style:name="gr4" style:family="graphic" style:parent-style-name="standard">
      <style:graphic-properties draw:stroke="none" draw:fill="none" fo:min-height="0.713cm"/>
    </style:style>
    <style:style style:name="co1" style:family="table-column">
      <style:table-column-properties style:column-width="4.311cm" style:use-optimal-column-width="false"/>
    </style:style>
    <style:style style:name="co2" style:family="table-column">
      <style:table-column-properties style:column-width="6.467cm" style:use-optimal-column-width="false"/>
    </style:style>
    <style:style style:name="co3" style:family="table-column">
      <style:table-column-properties style:column-width="6.4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1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standard" draw:layer="layout" svg:width="12.932cm" svg:height="4.167cm" svg:x="4cm" svg:y="8.8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type</text:p>
              </table:table-cell>
              <table:table-cell>
                <text:p>location</text:p>
              </table:table-cell>
            </table:table-row>
            <table:table-row table:style-name="ro2" table:default-cell-style-name="ce1">
              <table:table-cell>
                <text:p>...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'x'</text:p>
              </table:table-cell>
              <table:table-cell>
                <text:p>SAMPLE_2D</text:p>
              </table:table-cell>
              <table:table-cell>
                <text:p>xLoc</text:p>
              </table:table-cell>
            </table:table-row>
            <table:table-row table:style-name="ro2" table:default-cell-style-name="ce1"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1" draw:text-style-name="P1" draw:layer="layout" svg:width="11.551cm" svg:height="1.259cm" svg:x="4.649cm" svg:y="14.263cm">
          <text:p text:style-name="P1">xLoc = gl.getUniformLocation(prog,''x'') </text:p>
        </draw:rect>
        <draw:line draw:style-name="gr2" draw:text-style-name="P1" draw:layer="layout" svg:x1="15cm" svg:y1="14.5cm" svg:x2="4.624cm" svg:y2="11.769cm">
          <text:p/>
        </draw:line>
        <draw:line draw:style-name="gr2" draw:text-style-name="P1" draw:layer="layout" svg:x1="13.305cm" svg:y1="11.803cm" svg:x2="5.966cm" svg:y2="14.7cm">
          <text:p/>
        </draw:line>
        <draw:frame draw:style-name="standard" draw:layer="layout" svg:width="12.932cm" svg:height="4.167cm" svg:x="4.068cm" svg:y="19.37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 table:default-cell-style-name="ce1">
              <table:table-cell>
                <text:p>location</text:p>
              </table:table-cell>
              <table:table-cell>
                <text:p>Texture Unit</text:p>
              </table:table-cell>
            </table:table-row>
            <table:table-row table:style-name="ro2" table:default-cell-style-name="ce1">
              <table:table-cell>
                <text:p>...</text:p>
              </table:table-cell>
              <table:table-cell/>
            </table:table-row>
            <table:table-row table:style-name="ro1" table:default-cell-style-name="ce1">
              <table:table-cell>
                <text:p>xLoc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...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rect draw:style-name="gr1" draw:text-style-name="P1" draw:layer="layout" svg:width="9.174cm" svg:height="0.945cm" svg:x="5.966cm" svg:y="17.255cm">
          <text:p text:style-name="P1">gl.unifform1i(xLoc, 1)</text:p>
        </draw:rect>
        <draw:frame draw:style-name="gr3" draw:layer="layout" svg:width="7.238cm" svg:height="1.338cm" svg:x="7.262cm" svg:y="18.456cm">
          <draw:text-box>
            <text:p>gpu descriptor registers</text:p>
          </draw:text-box>
        </draw:frame>
        <draw:frame draw:style-name="gr3" draw:layer="layout" svg:width="9.075cm" svg:height="1.338cm" svg:x="6.025cm" svg:y="8cm">
          <draw:text-box>
            <text:p>driver Sampler Variables table</text:p>
          </draw:text-box>
        </draw:frame>
        <draw:frame draw:style-name="standard" draw:layer="layout" svg:width="8.621cm" svg:height="1.943cm" svg:x="5.1cm" svg:y="2.36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type</text:p>
              </table:table-cell>
            </table:table-row>
            <table:table-row table:style-name="ro1" table:default-cell-style-name="ce1">
              <table:table-cell>
                <text:p>'x'</text:p>
              </table:table-cell>
              <table:table-cell>
                <text:p>SAMPLE_2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9.983cm" svg:height="0.963cm" svg:x="4.517cm" svg:y="1.358cm">
          <draw:text-box>
            <text:p>Metadata of compiled binary obj</text:p>
          </draw:text-box>
        </draw:frame>
        <draw:rect draw:style-name="gr1" draw:text-style-name="P1" draw:layer="layout" svg:width="9cm" svg:height="1.5cm" svg:x="5cm" svg:y="5.5cm">
          <text:p text:style-name="P1">Driver alloc xLoc</text:p>
        </draw:rect>
        <draw:line draw:style-name="gr2" draw:text-style-name="P1" draw:layer="layout" svg:x1="9.5cm" svg:y1="4cm" svg:x2="9.5cm" svg:y2="5.5cm">
          <text:p/>
        </draw:line>
        <draw:line draw:style-name="gr2" draw:text-style-name="P1" draw:layer="layout" svg:x1="9cm" svg:y1="7cm" svg:x2="8.5cm" svg:y2="11cm">
          <text:p/>
        </draw:line>
        <draw:line draw:style-name="gr2" draw:text-style-name="P1" draw:layer="layout" svg:x1="10.5cm" svg:y1="7cm" svg:x2="14cm" svg:y2="11cm">
          <text:p/>
        </draw:line>
        <draw:line draw:style-name="gr2" draw:text-style-name="P1" draw:layer="layout" svg:x1="13cm" svg:y1="18cm" svg:x2="11cm" svg:y2="21.5cm">
          <text:p/>
        </draw:line>
        <draw:rect draw:style-name="gr1" draw:text-style-name="P1" draw:layer="layout" svg:width="10.5cm" svg:height="1cm" svg:x="5.5cm" svg:y="25cm">
          <text:p text:style-name="P1">sample_inst $1,... // $1:sampler var</text:p>
        </draw:rect>
        <draw:line draw:style-name="gr2" draw:text-style-name="P1" draw:layer="layout" svg:x1="11cm" svg:y1="22.2cm" svg:x2="10cm" svg:y2="25.2cm">
          <text:p/>
        </draw:line>
        <draw:frame draw:style-name="gr4" draw:layer="layout" svg:width="6.75cm" svg:height="0.963cm" svg:x="7.127cm" svg:y="24.158cm">
          <draw:text-box>
            <text:p>gpu texture instru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20-04-02T18:54:00</meta:creation-date>
    <dc:date>2020-04-02T20:30:05</dc:date>
    <dc:creator>Chung-Shu Chen</dc:creator>
    <meta:editing-duration>PT1H17M37S</meta:editing-duration>
    <meta:editing-cycles>3</meta:editing-cycles>
    <meta:generator>OpenOffice.org/3.3$Unix OpenOffice.org_project/330m20$Build-9567</meta:generator>
    <meta:document-statistic meta:object-count="18"/>
  </office:meta>
</office:document-meta>
</file>